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user nginx;</text:p>
      <text:p text:style-name="Standard">worker_processes auto;</text:p>
      <text:p text:style-name="Standard">error_log /var/log/nginx/error.log;</text:p>
      <text:p text:style-name="Standard">pid /run/nginx.pid;</text:p>
      <text:p text:style-name="Standard"/>
      <text:p text:style-name="Standard">events {</text:p>
      <text:p text:style-name="Standard"><text:s text:c="4"/>worker_connections 1024;</text:p>
      <text:p text:style-name="Standard">}</text:p>
      <text:p text:style-name="Standard"/>
      <text:p text:style-name="Standard">http {</text:p>
      <text:p text:style-name="Standard"><text:s text:c="4"/>log_format main '$remote_addr - $remote_user [$time_local] "$request" '</text:p>
      <text:p text:style-name="Standard"><text:s text:c="20"/>'$status $body_bytes_sent "$http_referer" '</text:p>
      <text:p text:style-name="Standard"><text:s text:c="20"/>'"$http_user_agent" "$http_x_forwarded_for"';</text:p>
      <text:p text:style-name="Standard"><text:s text:c="4"/>access_log /var/log/nginx/access.log main;</text:p>
      <text:p text:style-name="Standard"/>
      <text:p text:style-name="Standard"><text:s text:c="4"/>sendfile <text:s text:c="11"/>on;</text:p>
      <text:p text:style-name="Standard"><text:s text:c="4"/>tcp_nopush <text:s text:c="9"/>on;</text:p>
      <text:p text:style-name="Standard"><text:s text:c="4"/>tcp_nodelay <text:s text:c="8"/>on;</text:p>
      <text:p text:style-name="Standard"><text:s text:c="4"/>keepalive_timeout <text:s text:c="2"/>65;</text:p>
      <text:p text:style-name="Standard"><text:s text:c="4"/>types_hash_max_size 4096;</text:p>
      <text:p text:style-name="Standard"><text:s text:c="4"/>client_body_buffer_size 8M;</text:p>
      <text:p text:style-name="Standard"><text:s text:c="4"/>client_max_body_size 50M;</text:p>
      <text:p text:style-name="Standard"/>
      <text:p text:style-name="Standard"><text:s text:c="4"/>include <text:s text:c="12"/>/etc/nginx/mime.types;</text:p>
      <text:p text:style-name="Standard"><text:s text:c="4"/>default_type <text:s text:c="7"/>application/octet-stream;</text:p>
      <text:p text:style-name="Standard"/>
      <text:p text:style-name="Standard"><text:s text:c="4"/># Enable gzip compression</text:p>
      <text:p text:style-name="Standard"><text:s text:c="4"/>gzip on;</text:p>
      <text:p text:style-name="Standard"><text:s text:c="4"/>gzip_types text/plain text/css application/json application/javascript text/xml application/xml application/xml+rss text/javascript;</text:p>
      <text:p text:style-name="Standard"/>
      <text:p text:style-name="Standard"><text:s text:c="4"/># HTTP redirect to HTTPS server block</text:p>
      <text:p text:style-name="Standard"><text:s text:c="4"/>server {</text:p>
      <text:p text:style-name="Standard"><text:s text:c="4"/>if ($host = api.maitriai.com) {</text:p>
      <text:p text:style-name="Standard"><text:s text:c="8"/>return 301 https://$host$request_uri;</text:p>
      <text:p text:style-name="Standard"><text:s text:c="4"/>} # managed by Certbot</text:p>
      <text:p text:style-name="Standard"/>
      <text:p text:style-name="Standard"/>
      <text:p text:style-name="Standard"><text:s text:c="8"/>listen 80;</text:p>
      <text:p text:style-name="Standard"><text:s text:c="8"/>server_name api.maitriai.com;</text:p>
      <text:p text:style-name="Standard"><text:s text:c="8"/></text:p>
      <text:p text:style-name="Standard"><text:s text:c="8"/># Redirect HTTP to HTTPS</text:p>
      <text:p text:style-name="Standard"><text:s text:c="8"/>return 301 https://$host$request_uri;</text:p>
      <text:p text:style-name="Standard"><text:s text:c="8"/></text:p>
      <text:p text:style-name="Standard"><text:s text:c="8"/>location /.well-known/acme-challenge/ {</text:p>
      <text:p text:style-name="Standard"><text:s text:c="12"/>root /var/www/html;</text:p>
      <text:p text:style-name="Standard"><text:s text:c="8"/>}</text:p>
      <text:p text:style-name="Standard"><text:s text:c="4"/></text:p>
      <text:p text:style-name="Standard"/>
      <text:p text:style-name="Standard">}</text:p>
      <text:p text:style-name="Standard"/>
      <text:p text:style-name="Standard"><text:s text:c="4"/># SSL-enabled server block</text:p>
      <text:p text:style-name="Standard"><text:soft-page-break/><text:s text:c="4"/>server {</text:p>
      <text:p text:style-name="Standard"><text:s text:c="8"/>listen 443 ssl;</text:p>
      <text:p text:style-name="Standard"><text:s text:c="8"/>server_name api.maitriai.com;</text:p>
      <text:p text:style-name="Standard"><text:s text:c="4"/>ssl_certificate /etc/letsencrypt/live/api.maitriai.com-0002/fullchain.pem; # managed by Certbot</text:p>
      <text:p text:style-name="Standard"><text:s text:c="4"/>ssl_certificate_key /etc/letsencrypt/live/api.maitriai.com-0002/privkey.pem; # managed by Certbot</text:p>
      <text:p text:style-name="Standard"/>
      <text:p text:style-name="Standard"><text:s text:c="8"/># Improved SSL configuration</text:p>
      <text:p text:style-name="Standard"><text:s text:c="8"/>ssl_protocols TLSv1.2 TLSv1.3;</text:p>
      <text:p text:style-name="Standard"><text:s text:c="8"/>ssl_prefer_server_ciphers on;</text:p>
      <text:p text:style-name="Standard"><text:s text:c="8"/>ssl_ciphers ECDHE-ECDSA-AES128-GCM-SHA256:ECDHE-RSA-AES128-GCM-SHA256:ECDHE-ECDSA-AES256-GCM-SHA384:ECDHE-RSA-AES256-GCM-SHA384:ECDHE-ECDSA-CHACHA20-POLY1305:ECDHE-RSA-CHACHA20-POLY1305:DHE-RSA-AES128-GCM-SHA256:DHE-RSA-AES256-GCM-SHA384;</text:p>
      <text:p text:style-name="Standard"><text:s text:c="8"/>ssl_session_cache shared:SSL:10m;</text:p>
      <text:p text:style-name="Standard"><text:s text:c="8"/>ssl_session_timeout 10m;</text:p>
      <text:p text:style-name="Standard"/>
      <text:p text:style-name="Standard"><text:s text:c="8"/># HSTS (HTTP Strict Transport Security)</text:p>
      <text:p text:style-name="Standard"><text:s text:c="8"/>add_header Strict-Transport-Security "max-age=31536000; includeSubDomains" always;</text:p>
      <text:p text:style-name="Standard"/>
      <text:p text:style-name="Standard"><text:s text:c="8"/># Security headers</text:p>
      <text:p text:style-name="Standard"><text:s text:c="8"/>add_header X-Frame-Options "SAMEORIGIN";</text:p>
      <text:p text:style-name="Standard"><text:s text:c="8"/>add_header X-XSS-Protection "1; mode=block";</text:p>
      <text:p text:style-name="Standard"><text:s text:c="8"/>add_header X-Content-Type-Options "nosniff";</text:p>
      <text:p text:style-name="Standard"/>
      <text:p text:style-name="Standard"/>
      <text:p text:style-name="Standard"><text:s text:c="8"/># Streamlit app on port 8501</text:p>
      <text:p text:style-name="Standard"><text:s text:c="8"/>location /onlyprofit4U/ {</text:p>
      <text:p text:style-name="Standard"><text:s text:c="12"/>proxy_pass http://127.0.0.1:8501/;</text:p>
      <text:p text:style-name="Standard"><text:s text:c="12"/>proxy_set_header Host $host;</text:p>
      <text:p text:style-name="Standard"><text:s text:c="12"/>proxy_set_header X-Real-IP $remote_addr;</text:p>
      <text:p text:style-name="Standard"><text:s text:c="12"/>proxy_set_header X-Forwarded-For $proxy_add_x_forwarded_for;</text:p>
      <text:p text:style-name="Standard"><text:s text:c="12"/>proxy_set_header X-Forwarded-Proto $scheme;</text:p>
      <text:p text:style-name="Standard"/>
      <text:p text:style-name="Standard"><text:s text:c="12"/># WebSocket support for Streamlit</text:p>
      <text:p text:style-name="Standard"><text:s text:c="12"/>proxy_http_version 1.1;</text:p>
      <text:p text:style-name="Standard"><text:s text:c="12"/>proxy_set_header Upgrade $http_upgrade;</text:p>
      <text:p text:style-name="Standard"><text:s text:c="12"/>proxy_set_header Connection "upgrade";</text:p>
      <text:p text:style-name="Standard"><text:s text:c="8"/>}</text:p>
      <text:p text:style-name="Standard"/>
      <text:p text:style-name="Standard"><text:s text:c="8"/># Streamlit app on port 8502</text:p>
      <text:p text:style-name="Standard"><text:s text:c="8"/>location /streamlit2/ {</text:p>
      <text:p text:style-name="Standard"><text:s text:c="12"/>proxy_pass http://127.0.0.1:8502/;</text:p>
      <text:p text:style-name="Standard"><text:s text:c="12"/>proxy_set_header Host $host;</text:p>
      <text:p text:style-name="Standard"><text:s text:c="12"/>proxy_set_header X-Real-IP $remote_addr;</text:p>
      <text:p text:style-name="Standard"><text:s text:c="12"/>proxy_set_header X-Forwarded-For $proxy_add_x_forwarded_for;</text:p>
      <text:p text:style-name="Standard"><text:s text:c="12"/>proxy_set_header X-Forwarded-Proto $scheme;</text:p>
      <text:p text:style-name="Standard"/>
      <text:p text:style-name="Standard"><text:s text:c="12"/># WebSocket support for Streamlit</text:p>
      <text:p text:style-name="Standard"><text:s text:c="12"/>proxy_http_version 1.1;</text:p>
      <text:p text:style-name="Standard"><text:s text:c="12"/>proxy_set_header Upgrade $http_upgrade;</text:p>
      <text:p text:style-name="Standard"><text:s text:c="12"/>proxy_set_header Connection "upgrade";</text:p>
      <text:p text:style-name="Standard"><text:soft-page-break/><text:s text:c="8"/>}</text:p>
      <text:p text:style-name="Standard"/>
      <text:p text:style-name="Standard"><text:s text:c="9"/>location /ai_hr {</text:p>
      <text:p text:style-name="Standard"><text:s text:c="4"/>root /var/www/html;</text:p>
      <text:p text:style-name="Standard"><text:s text:c="4"/>try_files $uri /ai_hr/index.html;</text:p>
      <text:p text:style-name="Standard">}</text:p>
      <text:p text:style-name="Standard"/>
      <text:p text:style-name="Standard"># Static files handling</text:p>
      <text:p text:style-name="Standard">location /static/ {</text:p>
      <text:p text:style-name="Standard"><text:s text:c="4"/>alias /var/www/html/ai_hr/static/;</text:p>
      <text:p text:style-name="Standard"><text:s text:c="4"/>try_files $uri $uri/ =404;</text:p>
      <text:p text:style-name="Standard"><text:s text:c="4"/>expires max;</text:p>
      <text:p text:style-name="Standard"><text:s text:c="4"/>access_log off;</text:p>
      <text:p text:style-name="Standard"/>
      <text:p text:style-name="Standard"><text:s text:c="4"/># Add specific PDF handling</text:p>
      <text:p text:style-name="Standard"><text:s text:c="4"/>add_header Content-Type application/pdf;</text:p>
      <text:p text:style-name="Standard"><text:s text:c="4"/>add_header Content-Disposition inline;</text:p>
      <text:p text:style-name="Standard">}</text:p>
      <text:p text:style-name="Standard"/>
      <text:p text:style-name="Standard"># Media files handling</text:p>
      <text:p text:style-name="Standard">location ~* \.(png|jpg|jpeg|webm|txt|html|py|mp4|gif|ico)$ {</text:p>
      <text:p text:style-name="Standard"><text:s text:c="4"/>root /var/www/html;</text:p>
      <text:p text:style-name="Standard"><text:s text:c="4"/>access_log off;</text:p>
      <text:p text:style-name="Standard"><text:s text:c="4"/>expires max;</text:p>
      <text:p text:style-name="Standard"><text:s text:c="4"/></text:p>
      <text:p text:style-name="Standard"><text:s text:c="4"/># Buffer size optimization for videos</text:p>
      <text:p text:style-name="Standard"><text:s text:c="4"/>proxy_buffering on;</text:p>
      <text:p text:style-name="Standard"><text:s text:c="4"/>proxy_buffer_size 128k;</text:p>
      <text:p text:style-name="Standard"><text:s text:c="4"/>proxy_buffers 100 128k;</text:p>
      <text:p text:style-name="Standard"><text:s text:c="4"/>proxy_busy_buffers_size 256k;</text:p>
      <text:p text:style-name="Standard"><text:s text:c="4"/></text:p>
      <text:p text:style-name="Standard"><text:s text:c="4"/># Enable sendfile for better performance</text:p>
      <text:p text:style-name="Standard"><text:s text:c="4"/>sendfile on;</text:p>
      <text:p text:style-name="Standard"><text:s text:c="4"/>sendfile_max_chunk 512k;</text:p>
      <text:p text:style-name="Standard"><text:s text:c="4"/></text:p>
      <text:p text:style-name="Standard"><text:s text:c="4"/># TCP optimization</text:p>
      <text:p text:style-name="Standard"><text:s text:c="4"/>tcp_nopush on;</text:p>
      <text:p text:style-name="Standard"><text:s text:c="4"/>tcp_nodelay on;</text:p>
      <text:p text:style-name="Standard"><text:s text:c="4"/></text:p>
      <text:p text:style-name="Standard"><text:s text:c="4"/># Cache control headers</text:p>
      <text:p text:style-name="Standard"><text:s text:c="4"/>add_header Cache-Control "public, no-transform";</text:p>
      <text:p text:style-name="Standard"><text:s text:c="4"/></text:p>
      <text:p text:style-name="Standard"><text:s text:c="4"/># CORS headers for video streaming</text:p>
      <text:p text:style-name="Standard"><text:s text:c="4"/>add_header 'Access-Control-Allow-Origin' '*';</text:p>
      <text:p text:style-name="Standard"><text:s text:c="4"/>add_header 'Access-Control-Allow-Methods' 'GET, OPTIONS';</text:p>
      <text:p text:style-name="Standard"><text:s text:c="4"/></text:p>
      <text:p text:style-name="Standard"><text:s text:c="4"/># Adjust client body and timeout settings</text:p>
      <text:p text:style-name="Standard"><text:s text:c="4"/>client_max_body_size 100M;</text:p>
      <text:p text:style-name="Standard"><text:s text:c="4"/>client_body_buffer_size 128k;</text:p>
      <text:p text:style-name="Standard"><text:s text:c="4"/></text:p>
      <text:p text:style-name="Standard"><text:s text:c="4"/>try_files $uri $uri/ @secondary;</text:p>
      <text:p text:style-name="Standard">}</text:p>
      <text:p text:style-name="Standard"><text:soft-page-break/></text:p>
      <text:p text:style-name="Standard"># Secondary attempt for images in ai_hr directory</text:p>
      <text:p text:style-name="Standard">location @secondary {</text:p>
      <text:p text:style-name="Standard"><text:s text:c="4"/>root /var/www/html/ai_hr;</text:p>
      <text:p text:style-name="Standard"><text:s text:c="4"/>try_files $uri =404;</text:p>
      <text:p text:style-name="Standard">}</text:p>
      <text:p text:style-name="Standard"/>
      <text:p text:style-name="Standard">location /manifest.json {</text:p>
      <text:p text:style-name="Standard"><text:s text:c="4"/>root /var/www/html/ai_hr;</text:p>
      <text:p text:style-name="Standard"><text:s text:c="4"/>try_files $uri =404;</text:p>
      <text:p text:style-name="Standard">}</text:p>
      <text:p text:style-name="Standard"/>
      <text:p text:style-name="Standard">location /asset-manifest.json {</text:p>
      <text:p text:style-name="Standard"><text:s text:c="4"/>root /var/www/html/ai_hr;</text:p>
      <text:p text:style-name="Standard"><text:s text:c="4"/>try_files $uri =404;</text:p>
      <text:p text:style-name="Standard">}</text:p>
      <text:p text:style-name="Standard"/>
      <text:p text:style-name="Standard">location /smart_hr/ {</text:p>
      <text:p text:style-name="Standard"><text:s text:c="4"/>proxy_pass http://127.0.0.1:8002/;</text:p>
      <text:p text:style-name="Standard"><text:s text:c="4"/>proxy_http_version 1.1;</text:p>
      <text:p text:style-name="Standard"><text:s text:c="4"/>proxy_set_header Upgrade $http_upgrade;</text:p>
      <text:p text:style-name="Standard"><text:s text:c="4"/>proxy_set_header Connection "upgrade";</text:p>
      <text:p text:style-name="Standard"><text:s text:c="4"/>proxy_set_header Host $host;</text:p>
      <text:p text:style-name="Standard"><text:s text:c="4"/>proxy_set_header X-Real-IP $remote_addr;</text:p>
      <text:p text:style-name="Standard"><text:s text:c="4"/>proxy_set_header X-Forwarded-For $proxy_add_x_forwarded_for;</text:p>
      <text:p text:style-name="Standard"><text:s text:c="4"/>proxy_set_header X-Forwarded-Proto $scheme;</text:p>
      <text:p text:style-name="Standard"><text:s text:c="4"/>proxy_cache_bypass $http_upgrade;</text:p>
      <text:p text:style-name="Standard"><text:s text:c="4"/></text:p>
      <text:p text:style-name="Standard"><text:s text:c="4"/># Enhanced proxy buffering for streaming</text:p>
      <text:p text:style-name="Standard"><text:s text:c="4"/>proxy_buffering on;</text:p>
      <text:p text:style-name="Standard"><text:s text:c="4"/>proxy_buffer_size 128k;</text:p>
      <text:p text:style-name="Standard"><text:s text:c="4"/>proxy_buffers 100 128k;</text:p>
      <text:p text:style-name="Standard"><text:s text:c="4"/>proxy_busy_buffers_size 256k;</text:p>
      <text:p text:style-name="Standard"><text:s text:c="4"/></text:p>
      <text:p text:style-name="Standard"><text:s text:c="4"/># Increased timeouts for long connections</text:p>
      <text:p text:style-name="Standard"><text:s text:c="4"/>proxy_connect_timeout 300s;</text:p>
      <text:p text:style-name="Standard"><text:s text:c="4"/>proxy_send_timeout 300s;</text:p>
      <text:p text:style-name="Standard"><text:s text:c="4"/>proxy_read_timeout 300s;</text:p>
      <text:p text:style-name="Standard"><text:s text:c="4"/>send_timeout 300s;</text:p>
      <text:p text:style-name="Standard"><text:s text:c="4"/></text:p>
      <text:p text:style-name="Standard"><text:s text:c="4"/># Enable gzip compression</text:p>
      <text:p text:style-name="Standard"><text:s text:c="4"/>gzip on;</text:p>
      <text:p text:style-name="Standard"><text:s text:c="4"/>gzip_min_length 1000;</text:p>
      <text:p text:style-name="Standard"><text:s text:c="4"/>gzip_proxied any;</text:p>
      <text:p text:style-name="Standard"><text:s text:c="4"/>gzip_types application/json application/xml application/javascript text/css;</text:p>
      <text:p text:style-name="Standard">}</text:p>
      <text:p text:style-name="Standard"><text:s text:c="5"/></text:p>
      <text:p text:style-name="Standard"><text:s text:c="4"/>location /smart_hr/docs {</text:p>
      <text:p text:style-name="Standard"><text:s text:c="8"/>proxy_pass http://127.0.0.1:8002/docs;</text:p>
      <text:p text:style-name="Standard"><text:s text:c="8"/>proxy_set_header Host $host;</text:p>
      <text:p text:style-name="Standard"><text:s text:c="8"/>proxy_set_header X-Real-IP $remote_addr;</text:p>
      <text:p text:style-name="Standard"><text:s text:c="8"/>proxy_set_header X-Forwarded-For $proxy_add_x_forwarded_for;</text:p>
      <text:p text:style-name="Standard"><text:soft-page-break/><text:s text:c="8"/>proxy_set_header X-Forwarded-Proto $scheme;</text:p>
      <text:p text:style-name="Standard"><text:s text:c="8"/>proxy_cache_bypass $http_upgrade;</text:p>
      <text:p text:style-name="Standard"><text:s text:c="8"/>proxy_connect_timeout 300s;</text:p>
      <text:p text:style-name="Standard"><text:s text:c="8"/>proxy_send_timeout 300s;</text:p>
      <text:p text:style-name="Standard"><text:s text:c="8"/>proxy_read_timeout 300s;</text:p>
      <text:p text:style-name="Standard"><text:s text:c="8"/>send_timeout 300s;</text:p>
      <text:p text:style-name="Standard"><text:s text:c="4"/>}</text:p>
      <text:p text:style-name="Standard"/>
      <text:p text:style-name="Standard"><text:s text:c="4"/>location /smart_hr/openapi.json {</text:p>
      <text:p text:style-name="Standard"><text:s text:c="8"/>proxy_pass http://127.0.0.1:8002/openapi.json;</text:p>
      <text:p text:style-name="Standard"><text:s text:c="8"/>proxy_set_header Host $host;</text:p>
      <text:p text:style-name="Standard"><text:s text:c="8"/>proxy_set_header X-Real-IP $remote_addr;</text:p>
      <text:p text:style-name="Standard"><text:s text:c="8"/>proxy_set_header X-Forwarded-For $proxy_add_x_forwarded_for;</text:p>
      <text:p text:style-name="Standard"><text:s text:c="8"/>proxy_set_header X-Forwarded-Proto $scheme;</text:p>
      <text:p text:style-name="Standard"><text:s text:c="8"/>proxy_cache_bypass $http_upgrade;</text:p>
      <text:p text:style-name="Standard"><text:s text:c="8"/>proxy_connect_timeout 300s;</text:p>
      <text:p text:style-name="Standard"><text:s text:c="8"/>proxy_send_timeout 300s;</text:p>
      <text:p text:style-name="Standard"><text:s text:c="8"/>proxy_read_timeout 300s;</text:p>
      <text:p text:style-name="Standard"><text:s text:c="8"/>send_timeout 300s;</text:p>
      <text:p text:style-name="Standard"><text:s text:c="4"/>}</text:p>
      <text:p text:style-name="Standard"/>
      <text:p text:style-name="Standard"><text:s text:c="7"/></text:p>
      <text:p text:style-name="Standard"><text:s text:c="11"/></text:p>
      <text:p text:style-name="Standard"><text:s text:c="12"/>location /MBInfra/ {</text:p>
      <text:p text:style-name="Standard"><text:s text:c="8"/>proxy_pass http://127.0.0.1:8000/;</text:p>
      <text:p text:style-name="Standard"><text:s text:c="8"/>proxy_http_version 1.1;</text:p>
      <text:p text:style-name="Standard"><text:s text:c="8"/>proxy_set_header Upgrade $http_upgrade;</text:p>
      <text:p text:style-name="Standard"><text:s text:c="8"/>proxy_set_header Connection "upgrade";</text:p>
      <text:p text:style-name="Standard"><text:s text:c="8"/>proxy_set_header Host $host;</text:p>
      <text:p text:style-name="Standard"><text:s text:c="8"/>proxy_set_header X-Real-IP $remote_addr;</text:p>
      <text:p text:style-name="Standard"><text:s text:c="8"/>proxy_set_header X-Forwarded-For $proxy_add_x_forwarded_for;</text:p>
      <text:p text:style-name="Standard"><text:s text:c="8"/>proxy_set_header X-Forwarded-Proto $scheme;</text:p>
      <text:p text:style-name="Standard"><text:s text:c="8"/>proxy_cache_bypass $http_upgrade;</text:p>
      <text:p text:style-name="Standard"><text:s text:c="8"/>proxy_connect_timeout 300s;</text:p>
      <text:p text:style-name="Standard"><text:s text:c="8"/>proxy_send_timeout 300s;</text:p>
      <text:p text:style-name="Standard"><text:s text:c="8"/>proxy_read_timeout 300s;</text:p>
      <text:p text:style-name="Standard"><text:s text:c="8"/>send_timeout 300s;</text:p>
      <text:p text:style-name="Standard"><text:s text:c="4"/>}</text:p>
      <text:p text:style-name="Standard"/>
      <text:p text:style-name="Standard"/>
      <text:p text:style-name="Standard"><text:s text:c="4"/>location /MBInfra/docs {</text:p>
      <text:p text:style-name="Standard"><text:s text:c="8"/>proxy_pass http://127.0.0.1:8000/docs;</text:p>
      <text:p text:style-name="Standard"><text:s text:c="8"/>proxy_set_header Host $host;</text:p>
      <text:p text:style-name="Standard"><text:s text:c="8"/>proxy_set_header X-Real-IP $remote_addr;</text:p>
      <text:p text:style-name="Standard"><text:s text:c="8"/>proxy_set_header X-Forwarded-For $proxy_add_x_forwarded_for;</text:p>
      <text:p text:style-name="Standard"><text:s text:c="8"/>proxy_set_header X-Forwarded-Proto $scheme;</text:p>
      <text:p text:style-name="Standard"><text:s text:c="8"/>proxy_cache_bypass $http_upgrade;</text:p>
      <text:p text:style-name="Standard"><text:s text:c="8"/>proxy_connect_timeout 300s;</text:p>
      <text:p text:style-name="Standard"><text:s text:c="8"/>proxy_send_timeout 300s;</text:p>
      <text:p text:style-name="Standard"><text:s text:c="8"/>proxy_read_timeout 300s;</text:p>
      <text:p text:style-name="Standard"><text:s text:c="8"/>send_timeout 300s;</text:p>
      <text:p text:style-name="Standard"><text:s text:c="4"/>}</text:p>
      <text:p text:style-name="Standard"><text:soft-page-break/></text:p>
      <text:p text:style-name="Standard"><text:s text:c="4"/>location /MBInfra/openapi.json {</text:p>
      <text:p text:style-name="Standard"><text:s text:c="8"/>proxy_pass http://127.0.0.1:8000/openapi.json;</text:p>
      <text:p text:style-name="Standard"><text:s text:c="8"/>proxy_set_header Host $host;</text:p>
      <text:p text:style-name="Standard"><text:s text:c="8"/>proxy_set_header X-Real-IP $remote_addr;</text:p>
      <text:p text:style-name="Standard"><text:s text:c="8"/>proxy_set_header X-Forwarded-For $proxy_add_x_forwarded_for;</text:p>
      <text:p text:style-name="Standard"><text:s text:c="8"/>proxy_set_header X-Forwarded-Proto $scheme;</text:p>
      <text:p text:style-name="Standard"><text:s text:c="8"/>proxy_cache_bypass $http_upgrade;</text:p>
      <text:p text:style-name="Standard"><text:s text:c="8"/>proxy_connect_timeout 300s;</text:p>
      <text:p text:style-name="Standard"><text:s text:c="8"/>proxy_send_timeout 300s;</text:p>
      <text:p text:style-name="Standard"><text:s text:c="8"/>proxy_read_timeout 300s;</text:p>
      <text:p text:style-name="Standard"><text:s text:c="8"/>send_timeout 300s;</text:p>
      <text:p text:style-name="Standard"><text:s text:c="4"/>}</text:p>
      <text:p text:style-name="Standard"/>
      <text:p text:style-name="Standard"><text:s text:c="3"/>location /MBInfra/static/ {</text:p>
      <text:p text:style-name="Standard"><text:s text:c="4"/>alias /home/ec2-user/databuddy_MBINFRA/static; <text:s/># Replace with actual path to your static directory</text:p>
      <text:p text:style-name="Standard"><text:s text:c="4"/>expires 1d; <text:s text:c="18"/># Add cache control</text:p>
      <text:p text:style-name="Standard"><text:s text:c="4"/>add_header Cache-Control "public, no-transform";</text:p>
      <text:p text:style-name="Standard"><text:s text:c="4"/>try_files $uri $uri/ =404;</text:p>
      <text:p text:style-name="Standard"><text:s text:c="4"/># If you still need to proxy some requests</text:p>
      <text:p text:style-name="Standard"><text:s text:c="4"/>location ~ \.(php|py|js|css|jpg|jpeg|png|gif|ico|html|woff|woff2|txt|pdf)$ {</text:p>
      <text:p text:style-name="Standard"><text:s text:c="8"/>try_files $uri =404;</text:p>
      <text:p text:style-name="Standard"><text:s text:c="4"/>}</text:p>
      <text:p text:style-name="Standard"><text:s text:c="4"/># Fallback to proxy if file not found locally</text:p>
      <text:p text:style-name="Standard"><text:s text:c="4"/>error_page 404 = @proxy_static;</text:p>
      <text:p text:style-name="Standard">}</text:p>
      <text:p text:style-name="Standard">location @proxy_static {</text:p>
      <text:p text:style-name="Standard"><text:s text:c="4"/>proxy_pass http://127.0.0.1:8000;</text:p>
      <text:p text:style-name="Standard"><text:s text:c="4"/>proxy_set_header Host $host;</text:p>
      <text:p text:style-name="Standard"><text:s text:c="4"/>proxy_set_header X-Real-IP $remote_addr;</text:p>
      <text:p text:style-name="Standard"><text:s text:c="4"/>proxy_set_header X-Forwarded-For $proxy_add_x_forwarded_for;</text:p>
      <text:p text:style-name="Standard"><text:s text:c="4"/>proxy_set_header X-Forwarded-Proto $scheme;</text:p>
      <text:p text:style-name="Standard"><text:s text:c="4"/>proxy_cache_bypass $http_upgrade;</text:p>
      <text:p text:style-name="Standard"><text:s text:c="4"/>proxy_connect_timeout 300s;</text:p>
      <text:p text:style-name="Standard"><text:s text:c="4"/>proxy_send_timeout 300s;</text:p>
      <text:p text:style-name="Standard"><text:s text:c="4"/>proxy_read_timeout 300s;</text:p>
      <text:p text:style-name="Standard"><text:s text:c="4"/>send_timeout 300s;</text:p>
      <text:p text:style-name="Standard">} <text:s text:c="3"/></text:p>
      <text:p text:style-name="Standard"/>
      <text:p text:style-name="Standard"><text:s text:c="8"/># Streamlit app on port 8504</text:p>
      <text:p text:style-name="Standard"><text:s text:c="8"/>location /ilate_chatbot/ {</text:p>
      <text:p text:style-name="Standard"><text:s text:c="12"/>proxy_pass http://127.0.0.1:8504/;</text:p>
      <text:p text:style-name="Standard"><text:s text:c="12"/>proxy_set_header Host $host;</text:p>
      <text:p text:style-name="Standard"><text:s text:c="12"/>proxy_set_header X-Real-IP $remote_addr;</text:p>
      <text:p text:style-name="Standard"><text:s text:c="12"/>proxy_set_header X-Forwarded-For $proxy_add_x_forwarded_for;</text:p>
      <text:p text:style-name="Standard"><text:s text:c="12"/>proxy_set_header X-Forwarded-Proto $scheme;</text:p>
      <text:p text:style-name="Standard"/>
      <text:p text:style-name="Standard"><text:s text:c="12"/># WebSocket support for Streamlit</text:p>
      <text:p text:style-name="Standard"><text:s text:c="12"/>proxy_http_version 1.1;</text:p>
      <text:p text:style-name="Standard"><text:s text:c="12"/>proxy_set_header Upgrade $http_upgrade;</text:p>
      <text:p text:style-name="Standard"><text:s text:c="12"/>proxy_set_header Connection "upgrade";</text:p>
      <text:p text:style-name="Standard"><text:soft-page-break/><text:s text:c="8"/>}</text:p>
      <text:p text:style-name="Standard"/>
      <text:p text:style-name="Standard"><text:s text:c="8"/></text:p>
      <text:p text:style-name="Standard"><text:s text:c="8"/># Streamlit app on port 8505</text:p>
      <text:p text:style-name="Standard"><text:s text:c="8"/>location /ai_doctor/ {</text:p>
      <text:p text:style-name="Standard"><text:s text:c="12"/>proxy_pass http://127.0.0.1:8505/;</text:p>
      <text:p text:style-name="Standard"><text:s text:c="12"/>proxy_set_header Host $host;</text:p>
      <text:p text:style-name="Standard"><text:s text:c="12"/>proxy_set_header X-Real-IP $remote_addr;</text:p>
      <text:p text:style-name="Standard"><text:s text:c="12"/>proxy_set_header X-Forwarded-For $proxy_add_x_forwarded_for;</text:p>
      <text:p text:style-name="Standard"><text:s text:c="12"/>proxy_set_header X-Forwarded-Proto $scheme;</text:p>
      <text:p text:style-name="Standard"/>
      <text:p text:style-name="Standard"><text:s text:c="12"/># WebSocket support for Streamlit</text:p>
      <text:p text:style-name="Standard"><text:s text:c="12"/>proxy_http_version 1.1;</text:p>
      <text:p text:style-name="Standard"><text:s text:c="12"/>proxy_set_header Upgrade $http_upgrade;</text:p>
      <text:p text:style-name="Standard"><text:s text:c="12"/>proxy_set_header Connection "upgrade";</text:p>
      <text:p text:style-name="Standard"><text:s text:c="8"/>}</text:p>
      <text:p text:style-name="Standard"/>
      <text:p text:style-name="Standard"/>
      <text:p text:style-name="Standard"><text:s text:c="10"/></text:p>
      <text:p text:style-name="Standard"><text:s text:c="4"/>location /maitriai_chatbot/ {</text:p>
      <text:p text:style-name="Standard"><text:s text:c="8"/>proxy_pass http://127.0.0.1:8001/;</text:p>
      <text:p text:style-name="Standard"><text:s text:c="8"/>proxy_http_version 1.1;</text:p>
      <text:p text:style-name="Standard"><text:s text:c="8"/>proxy_set_header Upgrade $http_upgrade;</text:p>
      <text:p text:style-name="Standard"><text:s text:c="8"/>proxy_set_header Connection "upgrade";</text:p>
      <text:p text:style-name="Standard"><text:s text:c="8"/>proxy_set_header Host $host;</text:p>
      <text:p text:style-name="Standard"><text:s text:c="8"/>proxy_set_header X-Real-IP $remote_addr;</text:p>
      <text:p text:style-name="Standard"><text:s text:c="8"/>proxy_set_header X-Forwarded-For $proxy_add_x_forwarded_for;</text:p>
      <text:p text:style-name="Standard"><text:s text:c="8"/>proxy_set_header X-Forwarded-Proto $scheme;</text:p>
      <text:p text:style-name="Standard"><text:s text:c="8"/>proxy_cache_bypass $http_upgrade;</text:p>
      <text:p text:style-name="Standard"><text:s text:c="8"/>proxy_connect_timeout 300s;</text:p>
      <text:p text:style-name="Standard"><text:s text:c="8"/>proxy_send_timeout 300s;</text:p>
      <text:p text:style-name="Standard"><text:s text:c="8"/>proxy_read_timeout 300s;</text:p>
      <text:p text:style-name="Standard"><text:s text:c="8"/>send_timeout 300s;</text:p>
      <text:p text:style-name="Standard"><text:s text:c="4"/>}</text:p>
      <text:p text:style-name="Standard"/>
      <text:p text:style-name="Standard"/>
      <text:p text:style-name="Standard"><text:s text:c="4"/>location /maitriai_chatbot/docs {</text:p>
      <text:p text:style-name="Standard"><text:s text:c="8"/>proxy_pass http://127.0.0.1:8001/docs;</text:p>
      <text:p text:style-name="Standard"><text:s text:c="8"/>proxy_set_header Host $host;</text:p>
      <text:p text:style-name="Standard"><text:s text:c="8"/>proxy_set_header X-Real-IP $remote_addr;</text:p>
      <text:p text:style-name="Standard"><text:s text:c="8"/>proxy_set_header X-Forwarded-For $proxy_add_x_forwarded_for;</text:p>
      <text:p text:style-name="Standard"><text:s text:c="8"/>proxy_set_header X-Forwarded-Proto $scheme;</text:p>
      <text:p text:style-name="Standard"><text:s text:c="8"/>proxy_cache_bypass $http_upgrade;</text:p>
      <text:p text:style-name="Standard"><text:s text:c="8"/>proxy_connect_timeout 300s;</text:p>
      <text:p text:style-name="Standard"><text:s text:c="8"/>proxy_send_timeout 300s;</text:p>
      <text:p text:style-name="Standard"><text:s text:c="8"/>proxy_read_timeout 300s;</text:p>
      <text:p text:style-name="Standard"><text:s text:c="8"/>send_timeout 300s;</text:p>
      <text:p text:style-name="Standard"><text:s text:c="4"/>}</text:p>
      <text:p text:style-name="Standard"/>
      <text:p text:style-name="Standard"><text:s text:c="4"/>location /maitriai_chatbot/openapi.json {</text:p>
      <text:p text:style-name="Standard"><text:s text:c="8"/>proxy_pass http://127.0.0.1:8001/openapi.json;</text:p>
      <text:p text:style-name="Standard"><text:s text:c="8"/>proxy_set_header Host $host;</text:p>
      <text:p text:style-name="Standard"><text:soft-page-break/><text:s text:c="8"/>proxy_set_header X-Real-IP $remote_addr;</text:p>
      <text:p text:style-name="Standard"><text:s text:c="8"/>proxy_set_header X-Forwarded-For $proxy_add_x_forwarded_for;</text:p>
      <text:p text:style-name="Standard"><text:s text:c="8"/>proxy_set_header X-Forwarded-Proto $scheme;</text:p>
      <text:p text:style-name="Standard"><text:s text:c="8"/>proxy_cache_bypass $http_upgrade;</text:p>
      <text:p text:style-name="Standard"><text:s text:c="8"/>proxy_connect_timeout 300s;</text:p>
      <text:p text:style-name="Standard"><text:s text:c="8"/>proxy_send_timeout 300s;</text:p>
      <text:p text:style-name="Standard"><text:s text:c="8"/>proxy_read_timeout 300s;</text:p>
      <text:p text:style-name="Standard"><text:s text:c="8"/>send_timeout 300s;</text:p>
      <text:p text:style-name="Standard"><text:s text:c="4"/>}</text:p>
      <text:p text:style-name="Standard"/>
      <text:p text:style-name="Standard"/>
      <text:p text:style-name="Standard"><text:s text:c="8"/>location /streamlit3/ {</text:p>
      <text:p text:style-name="Standard"><text:s text:c="12"/>proxy_pass http://127.0.0.1:8503/;</text:p>
      <text:p text:style-name="Standard"><text:s text:c="12"/>proxy_set_header Host $host;</text:p>
      <text:p text:style-name="Standard"><text:s text:c="12"/>proxy_set_header X-Real-IP $remote_addr;</text:p>
      <text:p text:style-name="Standard"><text:s text:c="12"/>proxy_set_header X-Forwarded-For $proxy_add_x_forwarded_for;</text:p>
      <text:p text:style-name="Standard"><text:s text:c="12"/>proxy_set_header X-Forwarded-Proto $scheme;</text:p>
      <text:p text:style-name="Standard"/>
      <text:p text:style-name="Standard"><text:s text:c="12"/># WebSocket support for Streamlit</text:p>
      <text:p text:style-name="Standard"><text:s text:c="12"/>proxy_http_version 1.1;</text:p>
      <text:p text:style-name="Standard"><text:s text:c="12"/>proxy_set_header Upgrade $http_upgrade;</text:p>
      <text:p text:style-name="Standard"><text:s text:c="12"/>proxy_set_header Connection "upgrade";</text:p>
      <text:p text:style-name="Standard"><text:s text:c="8"/>}</text:p>
      <text:p text:style-name="Standard"><text:s text:c="5"/></text:p>
      <text:p text:style-name="Standard"><text:s text:c="8"/># Static files (adjust the path as needed)</text:p>
      <text:p text:style-name="Standard"><text:s text:c="8"/># location /static/ {</text:p>
      <text:p text:style-name="Standard"><text:s text:c="8"/># <text:s text:c="4"/>alias /path/to/static/files;</text:p>
      <text:p text:style-name="Standard"><text:s text:c="8"/># }</text:p>
      <text:p text:style-name="Standard"/>
      <text:p text:style-name="Standard"><text:s text:c="8"/># Custom error pages</text:p>
      <text:p text:style-name="Standard"><text:s text:c="8"/>error_page 404 /404.html;</text:p>
      <text:p text:style-name="Standard"><text:s text:c="8"/>error_page 500 503 504 /50x.html;</text:p>
      <text:p text:style-name="Standard"><text:s text:c="4"/></text:p>
      <text:p text:style-name="Standard"/>
      <text:p text:style-name="Standard">}</text:p>
      <text:p text:style-name="Standard">}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0T17:52:24.365677001</meta:creation-date>
    <dc:date>2024-12-20T17:52:39.096736168</dc:date>
    <meta:editing-duration>PT16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8" meta:paragraph-count="348" meta:word-count="933" meta:character-count="12329" meta:non-whitespace-character-count="9414"/>
  </office:meta>
</office:document-meta>
</file>